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5"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6"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7"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8" style:family="paragraph" style:parent-style-name="Standard">
      <style:text-properties fo:font-style="normal" fo:font-weight="bold" officeooo:paragraph-rsid="002569f0" style:font-style-asian="normal" style:font-weight-asian="bold" style:font-style-complex="normal" style:font-weight-complex="bold"/>
    </style:style>
    <style:style style:name="P9" style:family="paragraph" style:parent-style-name="Standard">
      <style:text-properties fo:font-style="normal" fo:font-weight="bold" officeooo:paragraph-rsid="0034091b" style:font-style-asian="normal" style:font-weight-asian="bold" style:font-style-complex="normal" style:font-weight-complex="bold"/>
    </style:style>
    <style:style style:name="P10" style:family="paragraph" style:parent-style-name="Standard">
      <style:text-properties fo:font-style="normal" fo:font-weight="bold" officeooo:paragraph-rsid="0034289d" style:font-style-asian="normal" style:font-weight-asian="bold" style:font-style-complex="normal" style:font-weight-complex="bold"/>
    </style:style>
    <style:style style:name="P11"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paragraph-rsid="00361a75"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03f6209"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paragraph-rsid="00411384" style:font-style-asian="normal" style:font-weight-asian="normal" style:font-style-complex="normal" style:font-weight-complex="normal"/>
    </style:style>
    <style:style style:name="P18"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20" style:family="paragraph" style:parent-style-name="Standard">
      <style:text-properties fo:font-weight="normal" officeooo:paragraph-rsid="002f6b46" style:font-weight-asian="normal" style:font-weight-complex="normal"/>
    </style:style>
    <style:style style:name="P21" style:family="paragraph" style:parent-style-name="Standard">
      <style:text-properties fo:font-weight="normal" officeooo:paragraph-rsid="0030ff49" style:font-weight-asian="normal" style:font-weight-complex="normal"/>
    </style:style>
    <style:style style:name="P22" style:family="paragraph" style:parent-style-name="Standard">
      <style:text-properties officeooo:paragraph-rsid="00316fad"/>
    </style:style>
    <style:style style:name="P23"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4" style:family="paragraph" style:parent-style-name="Standard">
      <style:text-properties officeooo:paragraph-rsid="0043330c"/>
    </style:style>
    <style:style style:name="P25" style:family="paragraph" style:parent-style-name="Text_20_body">
      <style:text-properties fo:font-style="normal" officeooo:paragraph-rsid="002e469c" style:font-style-asian="normal" style:font-style-complex="normal"/>
    </style:style>
    <style:style style:name="P26" style:family="paragraph" style:parent-style-name="Text_20_body">
      <style:text-properties fo:font-style="normal" officeooo:paragraph-rsid="002ccb7f" style:font-style-asian="normal" style:font-style-complex="normal"/>
    </style:style>
    <style:style style:name="P27" style:family="paragraph" style:parent-style-name="Text_20_body">
      <style:text-properties fo:font-style="normal" officeooo:paragraph-rsid="0039391d" style:font-style-asian="normal" style:font-style-complex="normal"/>
    </style:style>
    <style:style style:name="P28" style:family="paragraph" style:parent-style-name="Text_20_body">
      <style:text-properties fo:font-style="normal" officeooo:paragraph-rsid="003a7ef5" style:font-style-asian="normal" style:font-style-complex="normal"/>
    </style:style>
    <style:style style:name="P29" style:family="paragraph" style:parent-style-name="Text_20_body">
      <style:text-properties fo:font-style="normal" officeooo:paragraph-rsid="003a9602" style:font-style-asian="normal" style:font-style-complex="normal"/>
    </style:style>
    <style:style style:name="P30" style:family="paragraph" style:parent-style-name="Text_20_body">
      <style:text-properties fo:font-style="normal" fo:font-weight="bold" officeooo:paragraph-rsid="002e469c" style:font-style-asian="normal" style:font-weight-asian="bold" style:font-style-complex="normal" style:font-weight-complex="bold"/>
    </style:style>
    <style:style style:name="P31" style:family="paragraph" style:parent-style-name="Text_20_body">
      <style:text-properties fo:font-style="normal" fo:font-weight="normal" officeooo:paragraph-rsid="003a9602" style:font-style-asian="normal" style:font-weight-asian="normal" style:font-style-complex="normal" style:font-weight-complex="normal"/>
    </style:style>
    <style:style style:name="P32" style:family="paragraph" style:parent-style-name="Text_20_body">
      <style:text-properties fo:font-style="italic" officeooo:paragraph-rsid="002b9dad" style:font-style-asian="italic" style:font-style-complex="italic"/>
    </style:style>
    <style:style style:name="P33" style:family="paragraph" style:parent-style-name="Text_20_body">
      <style:text-properties fo:font-style="italic" officeooo:paragraph-rsid="0039391d" style:font-style-asian="italic" style:font-style-complex="italic"/>
    </style:style>
    <style:style style:name="P34" style:family="paragraph" style:parent-style-name="Text_20_body">
      <style:text-properties style:font-name="Times New Roman1" fo:font-style="normal" officeooo:paragraph-rsid="0039391d" style:font-style-asian="normal" style:font-style-complex="normal"/>
    </style:style>
    <style:style style:name="P35" style:family="paragraph" style:parent-style-name="Text_20_body">
      <style:text-properties style:font-name="Times New Roman1" fo:font-style="normal" officeooo:paragraph-rsid="003a7ef5" style:font-style-asian="normal" style:font-style-complex="normal"/>
    </style:style>
    <style:style style:name="P36" style:family="paragraph" style:parent-style-name="Standard" style:list-style-name="L1">
      <style:text-properties fo:font-weight="bold" officeooo:paragraph-rsid="001a2e9a" style:font-weight-asian="bold" style:font-weight-complex="bold"/>
    </style:style>
    <style:style style:name="P37" style:family="paragraph" style:parent-style-name="Standard">
      <style:text-properties style:font-name="Times New Roman1" fo:font-style="normal" fo:font-weight="normal" officeooo:paragraph-rsid="0043330c" style:font-style-asian="normal" style:font-weight-asian="normal" style:font-style-complex="normal" style:font-weight-complex="normal"/>
    </style:style>
    <style:style style:name="P38"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paragraph-rsid="003f6209"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44804a" officeooo:paragraph-rsid="0044804a" style:font-style-asian="normal" style:font-weight-asian="normal" style:font-style-complex="normal" style:font-weight-complex="normal"/>
    </style:style>
    <style:style style:name="P41"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42" style:family="paragraph" style:parent-style-name="Standard">
      <style:text-properties officeooo:paragraph-rsid="00316fad"/>
    </style:style>
    <style:style style:name="P43" style:family="paragraph" style:parent-style-name="Standard">
      <style:text-properties officeooo:rsid="0044804a" officeooo:paragraph-rsid="0044804a"/>
    </style:style>
    <style:style style:name="P44" style:family="paragraph" style:parent-style-name="Text_20_body">
      <style:text-properties fo:font-style="normal" officeooo:paragraph-rsid="00389e9f" style:font-style-asian="normal" style:font-style-complex="normal"/>
    </style:style>
    <style:style style:name="P45" style:family="paragraph" style:parent-style-name="Text_20_body">
      <style:text-properties fo:font-style="normal" officeooo:rsid="0044804a" officeooo:paragraph-rsid="0044804a" style:font-style-asian="normal" style:font-style-complex="normal"/>
    </style:style>
    <style:style style:name="P46" style:family="paragraph" style:parent-style-name="Text_20_body">
      <style:text-properties fo:font-style="normal" fo:font-weight="normal" officeooo:paragraph-rsid="003b8ef7" style:font-style-asian="normal" style:font-weight-asian="normal" style:font-style-complex="normal" style:font-weight-complex="normal"/>
    </style:style>
    <style:style style:name="P47" style:family="paragraph" style:parent-style-name="Text_20_body">
      <style:text-properties fo:font-style="normal" fo:font-weight="normal" officeooo:rsid="0044f07c" officeooo:paragraph-rsid="0044f07c" style:font-style-asian="normal" style:font-weight-asian="normal" style:font-style-complex="normal" style:font-weight-complex="normal"/>
    </style:style>
    <style:style style:name="P48" style:family="paragraph" style:parent-style-name="Heading_20_1">
      <style:text-properties officeooo:paragraph-rsid="002569f0"/>
    </style:style>
    <style:style style:name="P49" style:family="paragraph" style:parent-style-name="Heading_20_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1" fo:font-style="italic" style:font-style-asian="italic" style:font-style-complex="italic"/>
    </style:style>
    <style:style style:name="T11" style:family="text">
      <style:text-properties style:font-name="Times New Roman"/>
    </style:style>
    <style:style style:name="T12" style:family="text">
      <style:text-properties style:text-position="sub 58%" style:font-name="Times New Roman1"/>
    </style:style>
    <style:style style:name="T13" style:family="text">
      <style:text-properties officeooo:rsid="0044804a"/>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1067880605741226201" text:style-name="L1">
        <text:list-item>
          <text:p text:style-name="P36">{f(x) = g(x), <text:s/>g(b) = f(a)}</text:p>
        </text:list-item>
      </text:list>
      <text:p text:style-name="P20">First equation: by lpo-1 we have that x=x. To prove that f(x) &gt;lpo g(x), we need to first prove that f(x) &gt;lpo x. Using lpo-<text:span text:style-name="T13">1</text:span> we can see that f(x) &gt;lpo x.</text:p>
      <text:p text:style-name="P20">Because f(x) &gt;lpo x, we can use lpo-2 to prove that f(x) &gt;lpo g(x), given precedence f &gt; g.</text:p>
      <text:p text:style-name="P20"/>
      <text:p text:style-name="P21">Second equation: g(b) = f(a). <text:span text:style-name="T13">g</text:span> and f are different <text:span text:style-name="T13">functions</text:span>, so we cannot use lpo-3. We will instead use lpo-1 from this step to get b &gt; f(a). Using lpo-2 we have that b &gt;lpo a. For the second equation to hold, b &gt; f must be true. </text:p>
      <text:p text:style-name="P21"/>
      <text:p text:style-name="P21">Combining the precedence from equation 1 with equation 2, we get the following precedence which holds: b &gt; f &gt; g &gt; a</text:p>
      <text:p text:style-name="P21"/>
      <text:list xml:id="list141317900890379" text:continue-numbering="true" text:style-name="L1">
        <text:list-item>
          <text:p text:style-name="P36">{f(g(x)) = g(f(x))}</text:p>
        </text:list-item>
      </text:list>
      <text:p text:style-name="P22">We start with lpo-1, giving us x=x. We show that f(x) &gt;lpo x by using lpo-<text:span text:style-name="T13">1</text:span>. This means that using lpo-2, we show that f(x) &gt;lpo g(x), given precedence f &gt; g.</text:p>
      <text:p text:style-name="P43">f(g(x)) &gt;lpo g(f(x)) prove</text:p>
      <text:p text:style-name="P22">Lastly, given x=x, we know that by using lpo-<text:span text:style-name="T13">1</text:span> we show that g(x) &gt;lpo x also holds.</text:p>
      <text:p text:style-name="P22"/>
      <text:list xml:id="list141316728813996" text:continue-numbering="true" text:style-name="L1">
        <text:list-item>
          <text:p text:style-name="P36">{g(f(x)) = f(g(x))}</text:p>
        </text:list-item>
      </text:list>
      <text:p text:style-name="P22">This problem is basically the same as the one above. We can use the same logic to get our answer.</text:p>
      <text:p text:style-name="P22">Lpo-1 for x=x. Then we show that f(x) &gt;lpo x and g(x) &gt;lpo x by using lpo-1. We can then show that g(x) &gt;lpo f(x) given precedence g &gt; f.</text:p>
      <text:p text:style-name="P3"/>
      <text:h text:style-name="P48" text:outline-level="1">Eksamensoppgave 1 i INF2022 fra 2002</text:h>
      <text:p text:style-name="P8">1b.</text:p>
      <text:p text:style-name="P5">Eks is well founded when there is no infinite sequences like: <text:span text:style-name="T2">t &gt;eks t’ &gt;eks t’’&gt;eks ..</text:span> </text:p>
      <text:p text:style-name="P5">The definition of a strict partial ordering says that &gt; (don’t have the correct symbol in libreoffice) is well founded over a set S if there is no infinite sequence s1 &gt; s2 &gt; s2 &gt; ... of S-elements s1, s2, s3, ...</text:p>
      <text:p text:style-name="P7">Eks is an extension of lex. We can express all properties of the &gt;eks relation over terms as properties of &gt;lex over tuples of natural number, i.e <text:span text:style-name="T7">α</text:span><text:span text:style-name="T11">(u) &gt;lex <text:s/></text:span><text:span text:style-name="T7">α(b). This is helpful because by proving that an infinite sequence would reach a contradiction with lex, we have proven the same for eks.</text:span></text:p>
      <text:p text:style-name="P37"/>
      <text:p text:style-name="P24"><text:span text:style-name="T8">The “number of symbols” decreases for each simplification step of &gt;lex, because that is how &gt;lex is defined. This can never be smaller than 0, which means that we can not have an infinite derivation α(t) -&gt; α(t) -&gt; α(t) -&gt; ... because it would give an infinite sequence</text:span> <text:span text:style-name="T8">α(t) &gt;lex α(t’) &gt;lex α(t’’) &gt;lex etc, which is impossible.</text:span></text:p>
      <text:p text:style-name="P2"><text:soft-page-break/></text:p>
      <text:p text:style-name="P2"/>
      <text:p text:style-name="P2"/>
      <text:p text:style-name="P2"/>
      <text:p text:style-name="P2"/>
      <text:p text:style-name="P2">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6">Eks is transitive. Having three symbols: u, v, w.</text:p>
      <text:p text:style-name="P6"><text:s/>u-&gt;v, v-&gt;w, u-&gt;w.</text:p>
      <text:p text:style-name="P9"><text:span text:style-name="T1">Using the definition of &gt;lex and it’s transitive properties we can substitute u, v, w with </text:span><text:span text:style-name="T9">α(a), α(b), α(c).</text:span></text:p>
      <text:p text:style-name="P23">α(a)-&gt;α(b), α(b)-&gt;α(c), α(a)-&gt;α(c). This shows that eks is transitive.</text:p>
      <text:p text:style-name="P23"/>
      <text:p text:style-name="P9"><text:span text:style-name="T1">Eks is anti-reflexive, because by using the definition of &gt;lex we see that both are not reflexive. </text:span><text:span text:style-name="T9">α(a) &gt;lex α(a) does not hold for, given the properties of lexicographic order. Because of this, we know that &gt;eks is not reflexive aswell. </text:span></text:p>
      <text:p text:style-name="P23"/>
      <text:p text:style-name="P4">Eks is monotonic. We show this with the definition of &gt;lex. A monotone function is either entirely increasing or entirely decreasing. The very definition of lexographic ordering is that the order is of decreasing value going from left to right. In a dictionary, all words that begin with a comes before the words beginning with b. This can be written as a &gt;lex b, showing that a has higher “value” then b, and it’s therefore increasing or decreasing, depending on the way you read it. Because lex is monotonic, eks is also monotonic. </text:p>
      <text:p text:style-name="P4"/>
      <text:p text:style-name="P10"><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9">α(a), we know that eks also satisfies the subterm property.</text:span></text:p>
      <text:p text:style-name="P11"/>
      <text:p text:style-name="P18">1d.</text:p>
      <text:list xml:id="list5468159176525255393" text:style-name="L2">
        <text:list-item>
          <text:p text:style-name="P38">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Example: Left hand side contains 2 x’s, right hand side only contain 1. We then store the number 2 on the left hand side.) If both sides contain different variables, the specification is non terminating because a variable can be instantiated to any term. This coupled with checking the “normal” symbols occurence on both sides, we can check the precedence and if left hand side has a higher “value” than the right hand side, it is terminating. If a variable is only on one side, the specification is non-terminating, because they can be instantiated to any term, which means that we cannot determine which side has the higher value.</text:p>
        </text:list-item>
        <text:list-item>
          <text:p text:style-name="P41"><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18"/>
      <text:p text:style-name="P18">1e.</text:p>
      <text:p text:style-name="P14">We need to find an example where &gt;eks can be used to prove termination, but not with &gt;lpo. A way to do this would be to use mpo.</text:p>
      <text:p text:style-name="P12"><text:soft-page-break/></text:p>
      <text:p text:style-name="P12"/>
      <text:p text:style-name="P12"/>
      <text:p text:style-name="P12"/>
      <text:h text:style-name="Heading_20_1" text:outline-level="1">Exercise 74</text:h>
      <text:p text:style-name="P19">1. Find terms r1 and r2 such that <text:span text:style-name="T3">{f(g(x)) = r1, g(h(x)) = r2} </text:span>is confluent (and terminating).</text:p>
      <text:p text:style-name="P13"/>
      <text:p text:style-name="P15">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p>
      <text:p text:style-name="P15"/>
      <text:p text:style-name="P16">The overlap term for the left hand sides are f(g(h(x))). We use this to find r1 = f(x) and r2 = h(x), giving us the specification <text:span text:style-name="T2">{f(g(x)) = f(x), g(h(x)) = h(x)}</text:span>. Let's prove this.</text:p>
      <text:p text:style-name="P16"/>
      <text:p text:style-name="P16">Using this, we achieve the following critical pairs:</text:p>
      <text:p text:style-name="P16">f(g(h(x))) → Equation 1 → f(h(x))</text:p>
      <text:p text:style-name="P16">f(g(h(x))) → Equation 2 → f(h(x))</text:p>
      <text:p text:style-name="P16">We see that they share a common term, and the specification is therefore locally confluent.</text:p>
      <text:p text:style-name="P16"/>
      <text:p text:style-name="P16">We prove termination using lpo. </text:p>
      <text:p text:style-name="P16">Left hand equation:</text:p>
      <text:p text:style-name="P16">Using lpo-1 we get x=x. From this, using lpo-<text:span text:style-name="T13">1</text:span> we derive that f(x) &gt;lpo x, and finally using lpo-2 we have that f(x) &gt; g(x), with precedence f &gt; g.</text:p>
      <text:p text:style-name="P16"/>
      <text:p text:style-name="P40">f(g(x)) &gt;lpo x</text:p>
      <text:p text:style-name="P40">g(x) &gt;lpo lex (x)</text:p>
      <text:p text:style-name="P16"/>
      <text:p text:style-name="P16">Right hand equation:</text:p>
      <text:p text:style-name="P16">Lpo-1 for x=x. We use lpo-2 to show that g(x) &gt; h(x), with precedence g &gt; h.</text:p>
      <text:p text:style-name="P16"/>
      <text:p text:style-name="P40">g(h(x)) &gt;lpo x</text:p>
      <text:p text:style-name="P40">h(x) &gt;lpo lex x</text:p>
      <text:p text:style-name="P16"/>
      <text:p text:style-name="P17">We combine the right hand side with the left, and get the following precedence: f &gt; g &gt; h.</text:p>
      <text:p text:style-name="P17">We have proved that the specification is terminating, and using Newman's lemma, it's also confluent.</text:p>
      <text:h text:style-name="P49" text:outline-level="1">Exercise 1 Confluence</text:h>
      <text:p text:style-name="P30">1.</text:p>
      <text:p text:style-name="P32">{f(a) = b, f(f(x)) = x}</text:p>
      <text:p text:style-name="P26"><text:span text:style-name="T2">a</text:span> and <text:span text:style-name="T2">b</text:span> are constants, whereas <text:span text:style-name="T2">x</text:span> is a variable. We can not rename these to match the second specification, meaning the specification is not confluent. We prove this by showing that it's either non terminating or locally confluent. First we find the critical pairs.</text:p>
      <text:p text:style-name="P44">Equations do not share a variable, so we do not have to rename x to x'.</text:p>
      <text:p text:style-name="P45">Overlap term: </text:p>
      <text:p text:style-name="P33"><text:soft-page-break/>Equation 1: f(a) = b</text:p>
      <text:p text:style-name="P33">Equation 2: f(f(x) = x</text:p>
      <text:p text:style-name="P27">f(f(x)) |<text:span text:style-name="T12">Є</text:span><text:span text:style-name="T7"> f(a):</text:span></text:p>
      <text:p text:style-name="P34">“Equation” 3: mgu {f(x) |-&gt; a }</text:p>
      <text:p text:style-name="P27"><text:span text:style-name="T7">f(f(x)) |</text:span><text:span text:style-name="T12">1</text:span><text:span text:style-name="T7"> f(a):</text:span></text:p>
      <text:p text:style-name="P34">“Equation” 4: mgu {x |-&gt; a}</text:p>
      <text:p text:style-name="P35">Now we use these equations to show that we cannot reduce the critical pairs to the same term.</text:p>
      <text:p text:style-name="P35"/>
      <text:p text:style-name="P28"><text:span text:style-name="T7">f(f(x)) → equation 3 → f(a) → equation 1 → b</text:span></text:p>
      <text:p text:style-name="P28"><text:span text:style-name="T7">f(f(x)) → equation 4 → f(f(a)) → equation 1 → f(b)</text:span></text:p>
      <text:p text:style-name="P35">The critical pairs share no common term, which means that the specification is not locally confluent. It's therefore not confluent.</text:p>
      <text:p text:style-name="P25"/>
      <text:p text:style-name="P30">2.</text:p>
      <text:p text:style-name="P31">By adding the equation b = x, the system would be confluent. We can show this by changing the substitutions for the above critical pairs.</text:p>
      <text:p text:style-name="P29"><text:span text:style-name="T7">f(f(x)) → equation 3 → f(a) → equation 1 → b → new equation → x → equation 4 → a</text:span></text:p>
      <text:p text:style-name="P31"><text:span text:style-name="T7">f(f(x)) → equation 4 → f(f(a)) → equation 1 → f(b) → new equation → f(x) → equation 3 → a</text:span></text:p>
      <text:p text:style-name="P31"><text:span text:style-name="T7">The critical pairs now reduce to the same term, and the specification is therefore locally confluent. There's no loops either, so the specification is terminating. This proves that the specification is confluent by Newman's lemma. There's also no conflicts with the previous equations.</text:span></text:p>
      <text:p text:style-name="P46"><text:span text:style-name="T7">New specification: </text:span><text:span text:style-name="T10">{f(a) = b, f(f(x) = x, b = x}</text:span></text:p>
      <text:p text:style-name="P46"><text:span text:style-name="T10"/></text:p>
      <text:p text:style-name="P47"><text:span text:style-name="T7">Simple eq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4-09T14:13:15.784137606</dc:date>
    <meta:editing-duration>PT1H50M41S</meta:editing-duration>
    <meta:editing-cycles>14</meta:editing-cycles>
    <meta:generator>LibreOffice/4.1.5.3$Linux_X86_64 LibreOffice_project/410m0$Build-3</meta:generator>
    <meta:document-statistic meta:table-count="0" meta:image-count="0" meta:object-count="0" meta:page-count="4" meta:paragraph-count="77" meta:word-count="1517" meta:character-count="8182" meta:non-whitespace-character-count="6736"/>
  </office:meta>
</office:document-meta>
</file>